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dd5a" officeooo:paragraph-rsid="001add5a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ebb49" officeooo:paragraph-rsid="001ebb49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f399b" officeooo:paragraph-rsid="001f399b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2037f2" officeooo:paragraph-rsid="002037f2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21ded2" officeooo:paragraph-rsid="0021ded2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20b15" officeooo:paragraph-rsid="00220b15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4e755" officeooo:paragraph-rsid="0024e755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8725c" officeooo:paragraph-rsid="0028725c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3195a4" officeooo:paragraph-rsid="003195a4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353fe4" officeooo:paragraph-rsid="00353fe4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385e7d" officeooo:paragraph-rsid="00385e7d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38ce13" officeooo:paragraph-rsid="0038ce13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39a35b" officeooo:paragraph-rsid="0039a35b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3b7c4d" officeooo:paragraph-rsid="003b7c4d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3e746a" officeooo:paragraph-rsid="003e746a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405824" officeooo:paragraph-rsid="00405824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43f229" officeooo:paragraph-rsid="0043f229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43f7db" officeooo:paragraph-rsid="0043f7db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4440bb" officeooo:paragraph-rsid="004440bb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453578" officeooo:paragraph-rsid="00453578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4637f2" officeooo:paragraph-rsid="004637f2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47b7e1" officeooo:paragraph-rsid="0047b7e1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4b8b02" officeooo:paragraph-rsid="004b8b02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513843" officeooo:paragraph-rsid="00513843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5313a5" officeooo:paragraph-rsid="005313a5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0559322" officeooo:paragraph-rsid="00559322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559dfe" officeooo:paragraph-rsid="00559dfe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5957db" officeooo:paragraph-rsid="005957db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5981dc" officeooo:paragraph-rsid="005981dc"/>
    </style:style>
    <style:style style:name="T1" style:family="text">
      <style:text-properties officeooo:rsid="00297545"/>
    </style:style>
    <style:style style:name="T2" style:family="text">
      <style:text-properties officeooo:rsid="0032effb"/>
    </style:style>
    <style:style style:name="T3" style:family="text">
      <style:text-properties officeooo:rsid="00346365"/>
    </style:style>
    <style:style style:name="T4" style:family="text">
      <style:text-properties officeooo:rsid="00373621"/>
    </style:style>
    <style:style style:name="T5" style:family="text">
      <style:text-properties officeooo:rsid="00379c0a"/>
    </style:style>
    <style:style style:name="T6" style:family="text">
      <style:text-properties officeooo:rsid="003c31b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pts of Computer Systems – Lecture #6</text:p>
      <text:p text:style-name="P1"/>
      <text:list xml:id="list1987024940" text:style-name="L1">
        <text:list-item>
          <text:p text:style-name="P2">Multiplication</text:p>
          <text:list>
            <text:list-item>
              <text:p text:style-name="P2">Special purpose registers (not part of 32 registers) </text:p>
              <text:list>
                <text:list-item>
                  <text:p text:style-name="P2">h<text:span text:style-name="T3">i (32-bit)</text:span></text:p>
                </text:list-item>
                <text:list-item>
                  <text:p text:style-name="P2">lo <text:span text:style-name="T3">(32-bit)</text:span></text:p>
                </text:list-item>
              </text:list>
            </text:list-item>
            <text:list-item>
              <text:p text:style-name="P3">Result always goes into hi and lo</text:p>
            </text:list-item>
            <text:list-item>
              <text:p text:style-name="P4">mult rs, rt</text:p>
              <text:list>
                <text:list-item>
                  <text:p text:style-name="P4">hilo = rs*rt </text:p>
                </text:list-item>
              </text:list>
            </text:list-item>
            <text:list-item>
              <text:p text:style-name="P6">mfhi rd</text:p>
              <text:list>
                <text:list-item>
                  <text:p text:style-name="P5">rd = hi</text:p>
                </text:list-item>
              </text:list>
            </text:list-item>
            <text:list-item>
              <text:p text:style-name="P6">mflo rd </text:p>
              <text:list>
                <text:list-item>
                  <text:p text:style-name="P5">rd = lo</text:p>
                </text:list-item>
              </text:list>
            </text:list-item>
            <text:list-item>
              <text:p text:style-name="P11">t0 = t1*t2</text:p>
              <text:list>
                <text:list-item>
                  <text:p text:style-name="P7">mult $t1, $t2</text:p>
                </text:list-item>
                <text:list-item>
                  <text:p text:style-name="P7">mflo $t0</text:p>
                </text:list-item>
              </text:list>
            </text:list-item>
          </text:list>
        </text:list-item>
        <text:list-item>
          <text:p text:style-name="P8">Division</text:p>
          <text:list>
            <text:list-item>
              <text:p text:style-name="P8">div <text:span text:style-name="T1">rs, rt</text:span></text:p>
              <text:list>
                <text:list-item>
                  <text:p text:style-name="P9">lo = rs/rt; hi = rs%<text:span text:style-name="T2">rt</text:span></text:p>
                </text:list-item>
              </text:list>
            </text:list-item>
            <text:list-item>
              <text:p text:style-name="P10">t0 = t1/t2</text:p>
              <text:list>
                <text:list-item>
                  <text:p text:style-name="P10">div $t1, $t2</text:p>
                </text:list-item>
                <text:list-item>
                  <text:p text:style-name="P10">mflo $t0</text:p>
                </text:list-item>
              </text:list>
            </text:list-item>
            <text:list-item>
              <text:p text:style-name="P10">t0 = t1/t2</text:p>
              <text:list>
                <text:list-item>
                  <text:p text:style-name="P10">div $t1, $t2</text:p>
                </text:list-item>
                <text:list-item>
                  <text:p text:style-name="P10">mf<text:span text:style-name="T4">hi</text:span> $t<text:span text:style-name="T5">0</text:span></text:p>
                </text:list-item>
              </text:list>
            </text:list-item>
            <text:list-item>
              <text:p text:style-name="P12">We can get both quotient and remainder easily </text:p>
            </text:list-item>
          </text:list>
        </text:list-item>
        <text:list-item>
          <text:p text:style-name="P13">Pseudo-instructions for multiplication/division that we can use </text:p>
          <text:list>
            <text:list-item>
              <text:p text:style-name="P14">mul <text:span text:style-name="T6">rd, rs, src2</text:span></text:p>
            </text:list-item>
            <text:list-item>
              <text:p text:style-name="P15">div rd, rs, src2</text:p>
            </text:list-item>
            <text:list-item>
              <text:p text:style-name="P16">rem rd, rs, src2</text:p>
            </text:list-item>
            <text:list-item>
              <text:p text:style-name="P17">Can handle both immediate values or registers as src2</text:p>
              <text:list>
                <text:list-item>
                  <text:p text:style-name="P18">Uses at as temporary register to store immediate </text:p>
                </text:list-item>
              </text:list>
            </text:list-item>
          </text:list>
        </text:list-item>
        <text:list-item>
          <text:p text:style-name="P19">Memory is a sequence of data</text:p>
          <text:list>
            <text:list-item>
              <text:p text:style-name="P19">Each location in memory has an address </text:p>
              <text:list>
                <text:list-item>
                  <text:p text:style-name="P20">Each address has a piece of data </text:p>
                </text:list-item>
              </text:list>
            </text:list-item>
            <text:list-item>
              <text:p text:style-name="P21">Giant array, essentially </text:p>
              <text:list>
                <text:list-item>
                  <text:p text:style-name="P22">Address is index</text:p>
                </text:list-item>
              </text:list>
            </text:list-item>
            <text:list-item>
              <text:p text:style-name="P23">Length of each location in memory is a byte </text:p>
              <text:list>
                <text:list-item>
                  <text:p text:style-name="P23">Byte-addressable memory </text:p>
                </text:list-item>
              </text:list>
            </text:list-item>
            <text:list-item>
              <text:p text:style-name="P24">Changed to thinking about memory as an array of 4 byte units </text:p>
              <text:list>
                <text:list-item>
                  <text:p text:style-name="P25">Kind of like a table with 4 columns instead of 1 long column </text:p>
                </text:list-item>
              </text:list>
            </text:list-item>
          </text:list>
        </text:list-item>
        <text:list-item>
          <text:p text:style-name="P26">Data alignment</text:p>
          <text:list>
            <text:list-item>
              <text:p text:style-name="P26">Data of length “n” is aligned if:</text:p>
              <text:list>
                <text:list-item>
                  <text:p text:style-name="P26">Address%n == 0</text:p>
                </text:list-item>
              </text:list>
            </text:list-item>
            <text:list-item>
              <text:p text:style-name="P27">If data is aligned, you can read it in minimum number of memory accesses </text:p>
              <text:list>
                <text:list-item>
                  <text:p text:style-name="P28">Unaligned data <text:span text:style-name="T7">may </text:span><text:span text:style-name="T8">need an extra read, but it may not </text:span></text:p>
                </text:list-item>
              </text:list>
            </text:list-item>
            <text:list-item>
              <text:p text:style-name="P29"><text:span text:style-name="T8">Cannot enforce data alignment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3:24:06.042085901</meta:creation-date>
    <dc:date>2018-01-29T14:18:53.094444697</dc:date>
    <meta:editing-duration>PT54M29S</meta:editing-duration>
    <meta:editing-cycles>44</meta:editing-cycles>
    <meta:generator>LibreOffice/5.4.4.2$Linux_X86_64 LibreOffice_project/40m0$Build-2</meta:generator>
    <meta:document-statistic meta:table-count="0" meta:image-count="0" meta:object-count="0" meta:page-count="1" meta:paragraph-count="46" meta:word-count="268" meta:character-count="1201" meta:non-whitespace-character-count="1007"/>
  </office:meta>
</office:document-meta>
</file>